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4.25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65c295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hos-docDITAs-Wdirs-V3-filenamesonly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Hos-docDITAS</text:p>
          </table:table-cell>
          <table:table-cell table:style-name="ce1" office:value-type="string" calcext:value-type="string">
            <text:p>hdTrimmedDITAs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ccessing_monitoring.dita</text:p>
          </table:table-cell>
          <table:table-cell/>
        </table:table-row>
        <table:table-row table:style-name="ro2">
          <table:table-cell office:value-type="string" calcext:value-type="string">
            <text:p>accessing_monitoring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add_ceph_rados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d_hpelinux_comput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d_monitor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d_network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d_new_storage_polic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d_osd_datadis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d_osd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d_rados_gatewa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d_rhel_comput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d_sles_comput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d_swift_dis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d_swift_object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d_swift_pac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d_vsa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ding_compute_nod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ding_moonshot_nod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dress_info_ym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dmin_role_segreg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larm_defini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larm_explore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larm_metrics.dita</text:p>
          </table:table-cell>
          <table:table-cell/>
        </table:table-row>
        <table:table-row table:style-name="ro2">
          <table:table-cell office:value-type="string" calcext:value-type="string">
            <text:p>alarm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alarm_resolutions.dita</text:p>
          </table:table-cell>
          <table:table-cell/>
        </table:table-row>
        <table:table-row table:style-name="ro2">
          <table:table-cell office:value-type="string" calcext:value-type="string">
            <text:p>alarm_resolution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alarms_monitoring.dita</text:p>
          </table:table-cell>
          <table:table-cell/>
        </table:table-row>
        <table:table-row table:style-name="ro2">
          <table:table-cell office:value-type="string" calcext:value-type="string">
            <text:p>alarms_monitoring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allocate_pac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llocating_disk_driv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llocating_networ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llocating_serve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llow_user_to_create_cinder_vo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lternative_configura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lternative_supported_choic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pache_metrics.dita</text:p>
          </table:table-cell>
          <table:table-cell/>
        </table:table-row>
        <table:table-row table:style-name="ro2">
          <table:table-cell office:value-type="string" calcext:value-type="string">
            <text:p>apache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api_verific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rchitecture_index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rcsigh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udit_logs_backup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udit_logs_checklis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udit_logs_enabl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udit_logs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autoscal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ackup_limita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arbican_admi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arbican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arbican_new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arbica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lock_storage_alarm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lockstorage_index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lockstorage_nod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lockstorage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lockstorageconfig_troubleshoot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oe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onddat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onddataoptionslinux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onddataoptionsopenvswitch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onddataoptionswindow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rocade_zone_manage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ura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ap_stora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apacity_reporting_transform.dita</text:p>
          </table:table-cell>
          <table:table-cell/>
        </table:table-row>
        <table:table-row table:style-name="ro2">
          <table:table-cell office:value-type="string" calcext:value-type="string">
            <text:p>capacity_reporting_transform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eilometer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ilometer_metrics.dita</text:p>
          </table:table-cell>
          <table:table-cell/>
        </table:table-row>
        <table:table-row table:style-name="ro2">
          <table:table-cell office:value-type="string" calcext:value-type="string">
            <text:p>ceilometer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entral_log_access_dat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ntral_log_configure_C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ntral_log_configure_mana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ntral_log_configure_servi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ntral_log_G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ntral_log_troubleshoo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ntral_log_understand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ntralized_logg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ph_config_parameters.dita</text:p>
          </table:table-cell>
          <table:table-cell/>
        </table:table-row>
        <table:table-row table:style-name="ro2">
          <table:table-cell office:value-type="string" calcext:value-type="string">
            <text:p>ceph_config_parameter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eph_deploymen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ph_metrics.dita</text:p>
          </table:table-cell>
          <table:table-cell/>
        </table:table-row>
        <table:table-row table:style-name="ro2">
          <table:table-cell office:value-type="string" calcext:value-type="string">
            <text:p>ceph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eph_nod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ph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ph_storage_unplanne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ph_twonetworks_confi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rt_iso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ert_ramdis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hange_default_backup_job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hange_horizon_timeou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hange_keystone_credentia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hange_service_password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hanges_entryscale_kvm_vs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hanging_swift_zon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hart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inder_backend_confi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inder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inder_mete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inder_metrics.dita</text:p>
          </table:table-cell>
          <table:table-cell/>
        </table:table-row>
        <table:table-row table:style-name="ro2">
          <table:table-cell office:value-type="string" calcext:value-type="string">
            <text:p>cinder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leanupErrorInstan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loud_control_plane_backup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loud_verific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loud.dita</text:p>
          </table:table-cell>
          <table:table-cell/>
        </table:table-row>
        <table:table-row table:style-name="ro2">
          <table:table-cell office:value-type="string" calcext:value-type="string">
            <text:p>cloud.dita</text:p>
          </table:table-cell>
          <table:table-cell table:style-name="ce2" office:value-type="string" calcext:value-type="string">
            <text:p>concepts_clou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loudadmin_cli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loudadmin_dashboar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louddiagram_tx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loudinstallation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luste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de_enghos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mp_planne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mpute_alarmdefini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mpute_host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mpute_instan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mpute_maintenanc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mpute_metrics.dita</text:p>
          </table:table-cell>
          <table:table-cell/>
        </table:table-row>
        <table:table-row table:style-name="ro2">
          <table:table-cell office:value-type="string" calcext:value-type="string">
            <text:p>compute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ompute_summa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mputehost_mete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cept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_availability_zon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_ceph_boo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_driv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_metrics.dita</text:p>
          </table:table-cell>
          <table:table-cell/>
        </table:table-row>
        <table:table-row table:style-name="ro2">
          <table:table-cell office:value-type="string" calcext:value-type="string">
            <text:p>config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onfig_mon_database.dita</text:p>
          </table:table-cell>
          <table:table-cell/>
        </table:table-row>
        <table:table-row table:style-name="ro2">
          <table:table-cell office:value-type="string" calcext:value-type="string">
            <text:p>config_mon_database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onfig_mon_notemail.dita</text:p>
          </table:table-cell>
          <table:table-cell/>
        </table:table-row>
        <table:table-row table:style-name="ro2">
          <table:table-cell office:value-type="string" calcext:value-type="string">
            <text:p>config_mon_notemail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onfigneutronprovidervla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ation_dat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ationdata_ironic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ationdata_neutr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ationdata_octavi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ationdata_swif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ationdat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ationobject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e_3pa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e_ceph_rg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e_comput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e_dashboar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e_firewal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e_glanc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e_horizon_v3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e_identit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e_lbaa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e_logging_lev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e_logg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e_monitoring.dita</text:p>
          </table:table-cell>
          <table:table-cell/>
        </table:table-row>
        <table:table-row table:style-name="ro2">
          <table:table-cell office:value-type="string" calcext:value-type="string">
            <text:p>configure_monitoring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onfigure_mtu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e_orchestr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e_vsa_ao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e_vsa_separate_iscsi_networ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e_vs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ing_alarm_defini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ing_check_plugi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figuring_tl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nect_opsconsol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sole_alarmdefini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_planne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_unplanne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acting_suppor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rol_plane_topology_ym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roller_nod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rolplan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rolplanes_reg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rolplan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pinfofil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pu_assignment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pu_components_rol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pu_sizing_vm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pu_usa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pumod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pumodel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rash_metrics.dita</text:p>
          </table:table-cell>
          <table:table-cell/>
        </table:table-row>
        <table:table-row table:style-name="ro2">
          <table:table-cell office:value-type="string" calcext:value-type="string">
            <text:p>crash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reate_extne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reate_ha_route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reate_hdp_servicene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reate_ima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reate_keypai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reate_magnum_cluster_dashboar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reate_magnum_cluste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reate_multiple_vsa_cluste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reate_networ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reating_aggregat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reating_object_server_resourc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reating_pac_cluste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reating_roles_swift_nod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reating_voltyp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rt_adding_transform_spark.dita</text:p>
          </table:table-cell>
          <table:table-cell/>
        </table:table-row>
        <table:table-row table:style-name="ro2">
          <table:table-cell office:value-type="string" calcext:value-type="string">
            <text:p>crt_adding_transform_spark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rt_aggregated_metrics.dita</text:p>
          </table:table-cell>
          <table:table-cell/>
        </table:table-row>
        <table:table-row table:style-name="ro2">
          <table:table-cell office:value-type="string" calcext:value-type="string">
            <text:p>crt_aggregated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rt_arch_transform_spark.dita</text:p>
          </table:table-cell>
          <table:table-cell/>
        </table:table-row>
        <table:table-row table:style-name="ro2">
          <table:table-cell office:value-type="string" calcext:value-type="string">
            <text:p>crt_arch_transform_spark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rt_change_compute_host.dita</text:p>
          </table:table-cell>
          <table:table-cell/>
        </table:table-row>
        <table:table-row table:style-name="ro2">
          <table:table-cell office:value-type="string" calcext:value-type="string">
            <text:p>crt_change_compute_host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rt_components.dita</text:p>
          </table:table-cell>
          <table:table-cell/>
        </table:table-row>
        <table:table-row table:style-name="ro2">
          <table:table-cell office:value-type="string" calcext:value-type="string">
            <text:p>crt_component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rt_deployment.dita</text:p>
          </table:table-cell>
          <table:table-cell/>
        </table:table-row>
        <table:table-row table:style-name="ro2">
          <table:table-cell office:value-type="string" calcext:value-type="string">
            <text:p>crt_deployment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rt_features.dita</text:p>
          </table:table-cell>
          <table:table-cell/>
        </table:table-row>
        <table:table-row table:style-name="ro2">
          <table:table-cell office:value-type="string" calcext:value-type="string">
            <text:p>crt_feature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rt_increasing_scale.dita</text:p>
          </table:table-cell>
          <table:table-cell/>
        </table:table-row>
        <table:table-row table:style-name="ro2">
          <table:table-cell office:value-type="string" calcext:value-type="string">
            <text:p>crt_increasing_scale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rt_overview.dita</text:p>
          </table:table-cell>
          <table:table-cell/>
        </table:table-row>
        <table:table-row table:style-name="ro2">
          <table:table-cell office:value-type="string" calcext:value-type="string">
            <text:p>crt_overview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rt_reconfigure.dita</text:p>
          </table:table-cell>
          <table:table-cell/>
        </table:table-row>
        <table:table-row table:style-name="ro2">
          <table:table-cell office:value-type="string" calcext:value-type="string">
            <text:p>crt_reconfigure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rt_upgrade.dita</text:p>
          </table:table-cell>
          <table:table-cell/>
        </table:table-row>
        <table:table-row table:style-name="ro2">
          <table:table-cell office:value-type="string" calcext:value-type="string">
            <text:p>crt_upgrade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s_opsconsole_applian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s_opsconsole_backup_restor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s_opsconsole_block_storage_devi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s_opsconsole_block_storage_summa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s_opsconsole_compute_storage_summa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s_opsconsole_hardware_baremeta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s_opsconsole_hardware_one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s_opsconsole_integrated_tool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s_opsconsole_system_network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ustomizing_inputmod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a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cn_cor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cn_integr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CN_integr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CN_ml2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CN_upgra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ed_lifecyclemanager_recove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eploy_esx_clou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eploy_fails_with_msdos_disk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eploy_kubernetes_app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eploy_monitor_standalone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eploy_vsa_virtual_control_plan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eploying_apache_mesos_ubuntu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eploying_docker_fedora_atomic.dita</text:p>
          </table:table-cell>
          <table:table-cell/>
        </table:table-row>
        <table:table-row table:style-name="ro2">
          <table:table-cell office:value-type="string" calcext:value-type="string">
            <text:p>deploying_docker_fedora_atomic.dita</text:p>
          </table:table-cell>
          <table:table-cell table:style-name="ce2"/>
          <table:table-cell/>
        </table:table-row>
        <table:table-row table:style-name="ro2">
          <table:table-cell table:number-columns-repeated="2" office:value-type="string" calcext:value-type="string">
            <text:p>deploying_kubernetes_coreos.dita</text:p>
          </table:table-cell>
          <table:table-cell/>
        </table:table-row>
        <table:table-row table:style-name="ro2">
          <table:table-cell office:value-type="string" calcext:value-type="string">
            <text:p>deploying_kubernetes_coreos.dita</text:p>
          </table:table-cell>
          <table:table-cell table:style-name="ce2"/>
          <table:table-cell/>
        </table:table-row>
        <table:table-row table:style-name="ro2">
          <table:table-cell table:number-columns-repeated="2" office:value-type="string" calcext:value-type="string">
            <text:p>deploying_kubernetes_fedora_atomic.dita</text:p>
          </table:table-cell>
          <table:table-cell/>
        </table:table-row>
        <table:table-row table:style-name="ro2">
          <table:table-cell office:value-type="string" calcext:value-type="string">
            <text:p>deploying_kubernetes_fedora_atomic.dita</text:p>
          </table:table-cell>
          <table:table-cell table:style-name="ce2"/>
          <table:table-cell/>
        </table:table-row>
        <table:table-row table:style-name="ro2">
          <table:table-cell table:number-columns-repeated="2" office:value-type="string" calcext:value-type="string">
            <text:p>designate_cfg_dns_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esignate_initialconfi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esignate_install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esignate_monitor_suppor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esignate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evicegroup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irectory_metrics.dita</text:p>
          </table:table-cell>
          <table:table-cell/>
        </table:table-row>
        <table:table-row table:style-name="ro2">
          <table:table-cell office:value-type="string" calcext:value-type="string">
            <text:p>directory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disable_bura_before_deploymen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isk_sizing_vm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is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iskmod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iskmodel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ocumentation_updat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pdk_componentop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pdk_configura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pdk_ov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pdk_setup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pdkdevices_devi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pdkdevi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lasticsearch_metrics.dita</text:p>
          </table:table-cell>
          <table:table-cell/>
        </table:table-row>
        <table:table-row table:style-name="ro2">
          <table:table-cell office:value-type="string" calcext:value-type="string">
            <text:p>elasticsearch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enable_barbican_for_upgra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able_mon_console.dita</text:p>
          </table:table-cell>
          <table:table-cell/>
        </table:table-row>
        <table:table-row table:style-name="ro2">
          <table:table-cell office:value-type="string" calcext:value-type="string">
            <text:p>enable_mon_console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enable_new_cluster_compute_resourc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abling_cpu_pinn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abling_pcipt_on_gen9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abling_resize_esx_comput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abling_resiz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crypted_ephvo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crypted_stora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dpoint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hancements_to_openstac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tryscale_esx_kvm_vsa_mm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tryscale_esx_kvm_vs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tryscale_ironic_multi_tenanc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tryscale_ironic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tryscale_kvm_ceph_onenetwor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tryscale_kvm_ceph_twonetwor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tryscale_kvm_ceph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tryscale_kvm_dedicate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tryscale_kvm_vs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ntryscale_swif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on_logg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on_servic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sx_alarmdefini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sx_exampl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sx_host_commission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sx_mitak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sx_monitor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sx_troubleshoot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ula_30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xamine_details_planned_ring_changes_prior_deplo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xample_config_chang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xample_configura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xisting_v2_input_mod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explain_tx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5BIG_IP_instal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5BIG_IP_preins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5BIG_IP_verif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5BIG_IP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aq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coeinterfa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ilesystem_lab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ilesystem_usage_nowip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irewall_info_ym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irewallconfigur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irewallrul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ixedissues50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orcing_overcommi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reezer_agen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reezer_faq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reezer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reezer_schedule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reezer_ui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ull_recove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waa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general_proced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general_troubleshoot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general_upgra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glance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glance_mete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gui_installe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aproxy_metrics.dita</text:p>
          </table:table-cell>
          <table:table-cell/>
        </table:table-row>
        <table:table-row table:style-name="ro2">
          <table:table-cell office:value-type="string" calcext:value-type="string">
            <text:p>haproxy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hdp_summa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eader_poison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eat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elp_opsconsol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igh_availabilit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orizon_domainadmi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orizon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orizon_ssl_auth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tml_represent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ttpcheck_metrics.dita</text:p>
          </table:table-cell>
          <table:table-cell/>
        </table:table-row>
        <table:table-row table:style-name="ro2">
          <table:table-cell office:value-type="string" calcext:value-type="string">
            <text:p>httpcheck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huge_pag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ugepag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w_support_diskcalc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w_support_esxguesto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w_support_hardwar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w_support_hardwareconfi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w_support_ironicguesto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w_support_kvmguesto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w_support_matrix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w_support_openstackve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w_support_perfnot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w_support_scal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w_support_softwar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dentify_ring_builde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dentity_admi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dentity_alarmdefini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dentity_benchmar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dentity_ldap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dentity_limita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dentity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dentity_reconfigur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crease_timeou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dex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put_model_change_existing_ring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put_model_changes40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put_model_introduc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put_mod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designate_Akamai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designate_BIN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designate_DynEC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designate_InfoBlox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designate_PowerD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entryscale_esx_kvm_vsa_template_js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entryscale_ironic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entryscale_kvm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esx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ironic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l2_gatewa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openstack_client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rhel_ceph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rhel_comput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rhel_uefi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rh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sles_ceph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sles_comput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sles_uefi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sl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swift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_vcp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ation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ation_troubleshoot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ation_verific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ing_cli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ing_esx_kvm_vsa_with_noop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ing_esx_kvm_vsa.dita</text:p>
          </table:table-cell>
          <table:table-cell/>
        </table:table-row>
        <table:table-row table:style-name="ro2">
          <table:table-cell office:value-type="string" calcext:value-type="string">
            <text:p>installing_esx_kvm_vsa.dita</text:p>
          </table:table-cell>
          <table:table-cell table:style-name="ce2"/>
          <table:table-cell/>
        </table:table-row>
        <table:table-row table:style-name="ro2">
          <table:table-cell table:number-columns-repeated="2" office:value-type="string" calcext:value-type="string">
            <text:p>installing_kvm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talling_swift_object_stora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tegrating_hpeopsbrid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tegrating_logstash_splun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tegrating_nagio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tegrating_splun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tegration_of_plugins_with_monasca-agen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tegra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terfacemod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terfacemodel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terpreting_swift_validate_input_mod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troduc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vent_stora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ronic_audit_suppor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ronic_configur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ronic_exampl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ronic_features.dita</text:p>
          </table:table-cell>
          <table:table-cell/>
        </table:table-row>
        <table:table-row table:style-name="ro2">
          <table:table-cell office:value-type="string" calcext:value-type="string">
            <text:p>ironic_features.dita</text:p>
          </table:table-cell>
          <table:table-cell table:style-name="ce2"/>
          <table:table-cell/>
        </table:table-row>
        <table:table-row table:style-name="ro2">
          <table:table-cell table:number-columns-repeated="2" office:value-type="string" calcext:value-type="string">
            <text:p>ironic_multi_control_plan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ronic_oneview_integr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ronic_one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ronic_provisioning_multi_tenanc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ronic_provision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ronic_raid_confi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ronic_tl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ronic_troubleshoot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solated_metadat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kafka_metrics.dita</text:p>
          </table:table-cell>
          <table:table-cell/>
        </table:table-row>
        <table:table-row table:style-name="ro2">
          <table:table-cell office:value-type="string" calcext:value-type="string">
            <text:p>kafka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keystone_features.dita</text:p>
          </table:table-cell>
          <table:table-cell/>
        </table:table-row>
        <table:table-row table:style-name="ro2">
          <table:table-cell office:value-type="string" calcext:value-type="string">
            <text:p>keystone_features.dita</text:p>
          </table:table-cell>
          <table:table-cell table:style-name="ce2"/>
          <table:table-cell/>
        </table:table-row>
        <table:table-row table:style-name="ro2">
          <table:table-cell table:number-columns-repeated="2" office:value-type="string" calcext:value-type="string">
            <text:p>keystone_feder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keystone_ldap_integr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keystone_token_valid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knownissues50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kvm_exampl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2gw5930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abel_on_parti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b_defs_networkgroup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baas_admi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baas_dashboar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baas_hea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baa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ibvirt_metrics.dita</text:p>
          </table:table-cell>
          <table:table-cell/>
        </table:table-row>
        <table:table-row table:style-name="ro2">
          <table:table-cell office:value-type="string" calcext:value-type="string">
            <text:p>libvirt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libvirt_tuningknobs.dita</text:p>
          </table:table-cell>
          <table:table-cell/>
        </table:table-row>
        <table:table-row table:style-name="ro2">
          <table:table-cell office:value-type="string" calcext:value-type="string">
            <text:p>libvirt_tuningknob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licensing_50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ifecyclemanager_recove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ive_migr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m_scan_meter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oad_balancer_defini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oad_balance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oadbalance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ocalizing_inputmod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ogging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logg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gnum_architectur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gnum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gnum_instal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gnum_integrate_d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gnum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e_compute_instan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e_log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ing_blockstorage_ceph.dita</text:p>
          </table:table-cell>
          <table:table-cell/>
        </table:table-row>
        <table:table-row table:style-name="ro2">
          <table:table-cell office:value-type="string" calcext:value-type="string">
            <text:p>managing_blockstorage_ceph.dita</text:p>
          </table:table-cell>
          <table:table-cell table:style-name="ce2"/>
          <table:table-cell/>
        </table:table-row>
        <table:table-row table:style-name="ro2">
          <table:table-cell table:number-columns-repeated="2" office:value-type="string" calcext:value-type="string">
            <text:p>managing_blockstorage_cinde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ing_blockstora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ing_ceph_clusters_after_deploymen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ing_cinder_volumebackup_servi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ing_comput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ing_dashboard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ing_esx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ing_identit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ing_network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ing_notificationmethod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ing_objectstorage_swif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ing_objectstora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ing_orchestr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ing_quotas.dita</text:p>
          </table:table-cell>
          <table:table-cell/>
        </table:table-row>
        <table:table-row table:style-name="ro2">
          <table:table-cell office:value-type="string" calcext:value-type="string">
            <text:p>managing_quota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anaging_servi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ing_telemet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emory_sizing_vm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emorymod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emorymodel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etering_api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etering_bestpractic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etering_concept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etering_failover_h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etering_metertyp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etering_newfunc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etering_notifica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etering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etering_rbac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etering_reconfi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etering_sampl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etric_monitor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etric_performance_considera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iddleware_audit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idscale_kvm_vs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itaka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odify_entryscale_kvm_vs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odify_swift_service_config_fil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onasca_agen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onasca_agg_metrics.dita</text:p>
          </table:table-cell>
          <table:table-cell/>
        </table:table-row>
        <table:table-row table:style-name="ro2">
          <table:table-cell office:value-type="string" calcext:value-type="string">
            <text:p>monasca_agg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onasca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onasca_hipchat_plugin.dita</text:p>
          </table:table-cell>
          <table:table-cell/>
        </table:table-row>
        <table:table-row table:style-name="ro2">
          <table:table-cell office:value-type="string" calcext:value-type="string">
            <text:p>monasca_hipchat_plugin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onasca_integration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onasca_jira_plugin.dita</text:p>
          </table:table-cell>
          <table:table-cell/>
        </table:table-row>
        <table:table-row table:style-name="ro2">
          <table:table-cell office:value-type="string" calcext:value-type="string">
            <text:p>monasca_jira_plugin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onasca_metrics.dita</text:p>
          </table:table-cell>
          <table:table-cell/>
        </table:table-row>
        <table:table-row table:style-name="ro2">
          <table:table-cell office:value-type="string" calcext:value-type="string">
            <text:p>monasca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onasca_plugins_overview.dita</text:p>
          </table:table-cell>
          <table:table-cell/>
        </table:table-row>
        <table:table-row table:style-name="ro2">
          <table:table-cell office:value-type="string" calcext:value-type="string">
            <text:p>monasca_plugins_overview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onasca_slack_plugin.dita</text:p>
          </table:table-cell>
          <table:table-cell/>
        </table:table-row>
        <table:table-row table:style-name="ro2">
          <table:table-cell office:value-type="string" calcext:value-type="string">
            <text:p>monasca_slack_plugin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onitoring_overview.dita</text:p>
          </table:table-cell>
          <table:table-cell/>
        </table:table-row>
        <table:table-row table:style-name="ro2">
          <table:table-cell office:value-type="string" calcext:value-type="string">
            <text:p>monitoring_overview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onitoring_servic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onitoring_third_party_component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onitoring_vcenter_cluste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onitor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oving_from_dvr_deployment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tu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ultipath_boot_from_sa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ultiple_control_plan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y_dashboard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ysql_metrics.dita</text:p>
          </table:table-cell>
          <table:table-cell/>
        </table:table-row>
        <table:table-row table:style-name="ro2">
          <table:table-cell office:value-type="string" calcext:value-type="string">
            <text:p>mysql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amegener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t_info_ym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twork_esx_ovsvapp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twork_interfaces_devic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twork_interfa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twork_topology_ym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tworkgroups.dita</text:p>
          </table:table-cell>
          <table:table-cell/>
        </table:table-row>
        <table:table-row table:style-name="ro2">
          <table:table-cell office:value-type="string" calcext:value-type="string">
            <text:p>networkgroups.dita</text:p>
          </table:table-cell>
          <table:table-cell table:style-name="ce2" office:value-type="string" calcext:value-type="string">
            <text:p>concepts_networkgroup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tworking_alarmdefini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tworking_nod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tworking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tworking_summa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twork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tworkroutevalid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tworks.dita</text:p>
          </table:table-cell>
          <table:table-cell/>
        </table:table-row>
        <table:table-row table:style-name="ro2">
          <table:table-cell office:value-type="string" calcext:value-type="string">
            <text:p>networks.dita</text:p>
          </table:table-cell>
          <table:table-cell table:style-name="ce2" office:value-type="string" calcext:value-type="string">
            <text:p>concepts_network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tworktags.dita</text:p>
          </table:table-cell>
          <table:table-cell/>
        </table:table-row>
        <table:table-row table:style-name="ro2">
          <table:table-cell office:value-type="string" calcext:value-type="string">
            <text:p>networktags.dita</text:p>
          </table:table-cell>
          <table:table-cell table:style-name="ce2" office:value-type="string" calcext:value-type="string">
            <text:p>concepts_networktag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utron_configuration_dat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utron_external_networks.dita</text:p>
          </table:table-cell>
          <table:table-cell/>
        </table:table-row>
        <table:table-row table:style-name="ro2">
          <table:table-cell office:value-type="string" calcext:value-type="string">
            <text:p>neutron_external_networks.dita</text:p>
          </table:table-cell>
          <table:table-cell table:style-name="ce2" office:value-type="string" calcext:value-type="string">
            <text:p>neutron-external-network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utron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utron_mete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utron_network_tag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utron_provider_networks.dita</text:p>
          </table:table-cell>
          <table:table-cell/>
        </table:table-row>
        <table:table-row table:style-name="ro2">
          <table:table-cell office:value-type="string" calcext:value-type="string">
            <text:p>neutron_provider_networks.dita</text:p>
          </table:table-cell>
          <table:table-cell table:style-name="ce2" office:value-type="string" calcext:value-type="string">
            <text:p>neutron-provider-network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utron_troubleshoot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wfeatures50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ewton_features.di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wton_keystone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icmapp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icmappings_vm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icmapping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ode_clean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ode_confi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oops_drive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otification_method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ova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ova_mete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tp_metrics.dita</text:p>
          </table:table-cell>
          <table:table-cell/>
        </table:table-row>
        <table:table-row table:style-name="ro2">
          <table:table-cell office:value-type="string" calcext:value-type="string">
            <text:p>ntp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objectstorage_index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objectstorage_nod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objectstorage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octavia_admi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onetwo_controller_recove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operations_index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operations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ops_dashboard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opsconsole_dashboar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OpsConsole_manage_swif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opsconsole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other_alarmdefini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othertopic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ovs_metrics.dita</text:p>
          </table:table-cell>
          <table:table-cell/>
        </table:table-row>
        <table:table-row table:style-name="ro2">
          <table:table-cell office:value-type="string" calcext:value-type="string">
            <text:p>ovs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ovs_tuningknobs.dita</text:p>
          </table:table-cell>
          <table:table-cell/>
        </table:table-row>
        <table:table-row table:style-name="ro2">
          <table:table-cell office:value-type="string" calcext:value-type="string">
            <text:p>ovs_tuningknob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passthrough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assword_change_ym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cipt_sriov_confi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df30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ercona_partitioning_chec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erf_stora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ersisteddat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it_database_recove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it_lifecyclemanager_recove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it_swiftrings_recove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it_vertica_recove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lanned_compute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lanned_maintenanc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lanning_index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lanning_preinstal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ost_install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ostinstall_task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reinstall_checklis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reinstall_confi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reinstall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repare_deploy_cloud_controlle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repare_deploy_esx_cloud_ovsvapp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rerequisit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rivate_data_metadata_ym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rocedure_to_deploy_esx_clou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rocess_metrics.dita</text:p>
          </table:table-cell>
          <table:table-cell/>
        </table:table-row>
        <table:table-row table:style-name="ro2">
          <table:table-cell office:value-type="string" calcext:value-type="string">
            <text:p>process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provisioning_rh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rovisioning_sl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qemu_save_folder_mov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quickstart_gui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abbitmq_metrics.dita</text:p>
          </table:table-cell>
          <table:table-cell/>
        </table:table-row>
        <table:table-row table:style-name="ro2">
          <table:table-cell office:value-type="string" calcext:value-type="string">
            <text:p>rabbitmq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rbac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balanced_explaine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boot_cloud_dow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boot_cloud_roll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boot_compute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boot_rados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_min_entryscale_esx_kvm_vsa_mm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_min_entryscale_esx_kvm_vs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_min_entryscale_kvm_ceph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_min_entryscale_kvm_vs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_min_entryscale_kvm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_min_ironic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_min_swif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ommended_hardware_minimums.dita</text:p>
          </table:table-cell>
          <table:table-cell/>
        </table:table-row>
        <table:table-row table:style-name="ro2">
          <table:table-cell office:value-type="string" calcext:value-type="string">
            <text:p>recommended_hardware_minimums.dita</text:p>
          </table:table-cell>
          <table:table-cell office:value-type="string" calcext:value-type="string">
            <text:p>recommended-hardware-minimum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onfigure_ceph_servi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onfigure_vsa_verb_add_extra_dis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onfigure_vsa_verb_add_remove_extra_dis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over_compute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over_rabbi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over_swift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over_vertica_networ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over_vertic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overing_builder_fil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covering_controller_nod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gion_topology_ym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g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gister_suse_already_installe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gister_suse_automate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gister_suse_instal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gister_suse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leasenotes50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leasenotes501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leasenotes502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move_ceph_rados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move_compute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move_existing_cluster_compute_resource_poo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move_monitor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move_osd_datadis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move_osd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move_vsa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moving_esx_host_from_cluste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moving_swift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pair_vsa_maintenanc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place_ceph_monitor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place_ceph_osd_node.dita</text:p>
          </table:table-cell>
          <table:table-cell/>
        </table:table-row>
        <table:table-row table:style-name="ro2">
          <table:table-cell office:value-type="string" calcext:value-type="string">
            <text:p>replace_ceph_osd_node.dita</text:p>
          </table:table-cell>
          <table:table-cell table:style-name="ce2"/>
          <table:table-cell/>
        </table:table-row>
        <table:table-row table:style-name="ro2">
          <table:table-cell table:number-columns-repeated="2" office:value-type="string" calcext:value-type="string">
            <text:p>replace_ceph_rgw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place_controlle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place_dedicated_lm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place_osd_datadisk_from_dl_sl_serve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place_osd_datadis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place_osd_journaldis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place_osd_osdis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place_shared_lm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place_vsa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placing_controller_not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placing_drives_swift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placing_swift_no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sour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start_ceph_rado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start_ceph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start_controlle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start_deploy_from_scratch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starting_nod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store_previous_backup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store_shared_controller.chagedExthi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trieve_adminpasswor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hel_compute_mod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hel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hel_preinstal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hel_suppor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hel_toc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ing_managemen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ing_specifica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n_content-jira_1688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oute_info_ym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ul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afe_rebalance_deploy_r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cale_config_chang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ecurity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ecurity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erver_info_ym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erveralloc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ervergroups_failurezon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ervergroups_network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ervergroups.dita</text:p>
          </table:table-cell>
          <table:table-cell/>
        </table:table-row>
        <table:table-row table:style-name="ro2">
          <table:table-cell office:value-type="string" calcext:value-type="string">
            <text:p>servergroups.dita</text:p>
          </table:table-cell>
          <table:table-cell table:style-name="ce2" office:value-type="string" calcext:value-type="string">
            <text:p>concepts_servergroup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ervernetworkselec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erverroles.dita</text:p>
          </table:table-cell>
          <table:table-cell/>
        </table:table-row>
        <table:table-row table:style-name="ro2">
          <table:table-cell office:value-type="string" calcext:value-type="string">
            <text:p>serverroles.dita</text:p>
          </table:table-cell>
          <table:table-cell table:style-name="ce2" office:value-type="string" calcext:value-type="string">
            <text:p>concepts_serverrol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ervers.dita</text:p>
          </table:table-cell>
          <table:table-cell/>
        </table:table-row>
        <table:table-row table:style-name="ro2">
          <table:table-cell office:value-type="string" calcext:value-type="string">
            <text:p>servers.dita</text:p>
          </table:table-cell>
          <table:table-cell table:style-name="ce2" office:value-type="string" calcext:value-type="string">
            <text:p>concepts_serve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ervice_info_ym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ervice_topology_ym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ervices_component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ervi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hared_lifecyclemanager_recove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hared_node_recove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les_compute_mod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les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les_preinstal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les_suppor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les_toc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olidFire_install30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olidFire_overview30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olidFire_preinstall30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olidFire_verify30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tandalone_deploye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tandalonedeploye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tart_stop_freezer_servi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tart_stop_servi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torage_alarmdefini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torage_maintenanc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torage_polici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torage_summa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torage_unplanne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upported_servic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wift_cli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wift_container_sync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wift_device_group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wift_dispersion_repor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wift_exampl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wift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wift_input_mod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wift_mete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wift_metrics.dita</text:p>
          </table:table-cell>
          <table:table-cell/>
        </table:table-row>
        <table:table-row table:style-name="ro2">
          <table:table-cell office:value-type="string" calcext:value-type="string">
            <text:p>swift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wift_min_part_hou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wift_node_maintenanc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wift_nod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wift_ring_mgm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wift_storage_unplanne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wift_weight_attribut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wift_zon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wiftrings_recove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ystem_alarmdefini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ystem_detail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ystem_maintenanc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ystem_metrics.dita</text:p>
          </table:table-cell>
          <table:table-cell/>
        </table:table-row>
        <table:table-row table:style-name="ro2">
          <table:table-cell office:value-type="string" calcext:value-type="string">
            <text:p>system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ech_overview_ataglanc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ech_overview_hlm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ech_overview_linux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ech_overview_newimprove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ech_overview_openstac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ech_overview_valuead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elemetry_alarmdefini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es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hird_party_service_integr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hirdparty_driver_suppor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hirdparty_integration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hirdparty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hree_controller_recove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ls_config.dita</text:p>
          </table:table-cell>
          <table:table-cell/>
        </table:table-row>
        <table:table-row table:style-name="ro2">
          <table:table-cell office:value-type="string" calcext:value-type="string">
            <text:p>tls_configCONTENT_DO_NOT_DELETE.dita</text:p>
          </table:table-cell>
          <table:table-cell table:style-name="ce3" office:value-type="string" calcext:value-type="string">
            <text:p>tls_configCONTENT_DO_NOT_DELET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ls_mysq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ls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ls_rabbit_mq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roubleshooting_issu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roubleshooting_sosrepor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roubleshooting_tl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blockstora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bur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ceph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comput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controlplan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dpdk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hea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ima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keymgm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magnum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metering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orchestr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rado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stora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swif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telemetr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tool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s_vs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utorial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wosystem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i_verificat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nderstanding_identit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nplanned_maintenance.dita</text:p>
          </table:table-cell>
          <table:table-cell/>
        </table:table-row>
        <table:table-row table:style-name="ro2">
          <table:table-cell office:value-type="string" calcext:value-type="string">
            <text:p>unsupported_features.dita</text:p>
          </table:table-cell>
          <table:table-cell table:style-name="ce3" office:value-type="string" calcext:value-type="string">
            <text:p>unsupported_features.dita</text:p>
          </table:table-cell>
          <table:table-cell/>
        </table:table-row>
        <table:table-row table:style-name="ro2">
          <table:table-cell office:value-type="string" calcext:value-type="string">
            <text:p>unsupported_features.dita</text:p>
          </table:table-cell>
          <table:table-cell table:style-name="ce3" office:value-type="string" calcext:value-type="string">
            <text:p>unsupported_featur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date_disk_model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date_vertica_license.dita</text:p>
          </table:table-cell>
          <table:table-cell/>
        </table:table-row>
        <table:table-row table:style-name="ro2">
          <table:table-cell office:value-type="string" calcext:value-type="string">
            <text:p>update_vertica_license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upgrade_401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ceph_model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ceph-rado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delete_alarm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delta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deprecate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designat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fail_alarm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git_mer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install_client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ironic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nova_resize_migrat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perform_upgrad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postupgrade_task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preupgrade_task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recover_rabbi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tempes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toc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_vpnaa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gradeto50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pload_ima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sage_ceph_storage_heli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ser_cloudadmi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ser_dashboard_overview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ser_nonadmi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serguide_index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sing_apparmo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sing_container_as_a_servic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sing_flavor_metadata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sing_gi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sing_ipam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sing_opsconsol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validating_swift_recon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vcenter_credential_updat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verify_block_storage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vertica_metrics.dita</text:p>
          </table:table-cell>
          <table:table-cell/>
        </table:table-row>
        <table:table-row table:style-name="ro2">
          <table:table-cell office:value-type="string" calcext:value-type="string">
            <text:p>vertica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virtual_machines_as_server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vlan_transparency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vlan-aware_vm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volumegroup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vpnaa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vsa_nod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vsa_storage_unplanne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VSC_setup_input_model_changes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websso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whole_unplanned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without_dvr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without_l3agent.dit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working_monitoring.dita</text:p>
          </table:table-cell>
          <table:table-cell/>
        </table:table-row>
        <table:table-row table:style-name="ro2">
          <table:table-cell office:value-type="string" calcext:value-type="string">
            <text:p>working_monitoring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riting_custom_plugins.dita</text:p>
          </table:table-cell>
          <table:table-cell/>
        </table:table-row>
        <table:table-row table:style-name="ro2">
          <table:table-cell office:value-type="string" calcext:value-type="string">
            <text:p>zookeeper_metrics.dit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zookeeper_metrics.dita</text:p>
          </table:table-cell>
          <table:table-cell/>
        </table:table-row>
      </table:table>
      <table:named-expressions/>
      <table:database-ranges>
        <table:database-range table:name="__Anonymous_Sheet_DB__0" table:target-range-address="'hos-docDITAs-Wdirs-V3-filenamesonly'.B3:'hos-docDITAs-Wdirs-V3-filenamesonly'.B8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4T10:32:34.312078270</dc:date>
    <meta:editing-duration>PT13M29S</meta:editing-duration>
    <meta:editing-cycles>2</meta:editing-cycles>
    <meta:generator>LibreOffice/5.4.3.2$Linux_X86_64 LibreOffice_project/40m0$Build-2</meta:generator>
    <meta:document-statistic meta:table-count="1" meta:cell-count="1666" meta:object-count="0"/>
  </office:meta>
</office:document-meta>
</file>